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d6df" officeooo:paragraph-rsid="0007d6df"/>
    </style:style>
    <style:style style:name="P2" style:family="paragraph" style:parent-style-name="Standard">
      <style:text-properties fo:font-weight="bold" officeooo:rsid="0007d6df" officeooo:paragraph-rsid="0007d6df" style:font-weight-asian="bold" style:font-weight-complex="bold"/>
    </style:style>
    <style:style style:name="P3" style:family="paragraph" style:parent-style-name="Standard">
      <style:text-properties fo:font-weight="bold" officeooo:rsid="00088968" officeooo:paragraph-rsid="00088968" style:font-weight-asian="bold" style:font-weight-complex="bold"/>
    </style:style>
    <style:style style:name="P4" style:family="paragraph" style:parent-style-name="Standard">
      <style:paragraph-properties fo:text-align="center" style:justify-single-word="false"/>
      <style:text-properties fo:font-size="14pt" fo:font-weight="bold" officeooo:rsid="0007d6df" officeooo:paragraph-rsid="0007d6d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officeooo:rsid="0007d6df" officeooo:paragraph-rsid="0007d6df" style:font-size-asian="14pt" style:font-size-complex="14pt"/>
    </style:style>
    <style:style style:name="P6" style:family="paragraph" style:parent-style-name="Standard">
      <style:text-properties officeooo:rsid="00088968" officeooo:paragraph-rsid="00088968"/>
    </style:style>
    <style:style style:name="P7" style:family="paragraph" style:parent-style-name="Standard">
      <style:text-properties fo:font-weight="normal" officeooo:rsid="00088968" officeooo:paragraph-rsid="00088968" style:font-weight-asian="normal" style:font-weight-complex="normal"/>
    </style:style>
    <style:style style:name="P8" style:family="paragraph" style:parent-style-name="Standard">
      <style:text-properties officeooo:rsid="000a6f42" officeooo:paragraph-rsid="000a6f42"/>
    </style:style>
    <style:style style:name="P9" style:family="paragraph" style:parent-style-name="Standard">
      <style:text-properties officeooo:paragraph-rsid="000df41e"/>
    </style:style>
    <style:style style:name="T1" style:family="text">
      <style:text-properties officeooo:rsid="000a6f42"/>
    </style:style>
    <style:style style:name="T2" style:family="text">
      <style:text-properties officeooo:rsid="000b8772"/>
    </style:style>
    <style:style style:name="T3" style:family="text">
      <style:text-properties officeooo:rsid="000c29bf"/>
    </style:style>
    <style:style style:name="T4" style:family="text">
      <style:text-properties style:text-underline-style="none"/>
    </style:style>
    <style:style style:name="T5" style:family="text">
      <style:text-properties style:text-underline-style="none" officeooo:rsid="000c29bf"/>
    </style:style>
    <style:style style:name="T6" style:family="text">
      <style:text-properties style:text-underline-style="none" officeooo:rsid="000a6f42"/>
    </style:style>
    <style:style style:name="T7" style:family="text">
      <style:text-properties officeooo:rsid="000df41e"/>
    </style:style>
    <style:style style:name="T8" style:family="text">
      <style:text-properties officeooo:rsid="00088968"/>
    </style:style>
    <style:style style:name="T9" style:family="text">
      <style:text-properties officeooo:rsid="000f4706"/>
    </style:style>
    <style:style style:name="T10" style:family="text">
      <style:text-properties officeooo:rsid="00111ca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RTICIPANT INFORMATION STATEMENT</text:p>
      <text:p text:style-name="P4"/>
      <text:p text:style-name="P5">Understanding How Sprint Orienteers Make Decisions</text:p>
      <text:p text:style-name="P5"/>
      <text:p text:style-name="P2">Purpose of study</text:p>
      <text:p text:style-name="P1">We hope to learn the processes behind route decision making in a sprint orienteering environment. <text:s/>This information will be used to develop training to enhance sprint orienteering performance.</text:p>
      <text:p text:style-name="P1"/>
      <text:p text:style-name="P2">Participant selection</text:p>
      <text:p text:style-name="P1">Participants in this study are drawn from the orienteering community. <text:s/>Participation in this study may be recommended as part of a training program to assist with <text:span text:style-name="T9">learning </text:span>map reading <text:span text:style-name="T7">skills.</text:span></text:p>
      <text:p text:style-name="P1"/>
      <text:p text:style-name="P3">Confidentiality and <text:span text:style-name="T5">D</text:span><text:span text:style-name="T4">isclos</text:span><text:span text:style-name="T6">ur</text:span><text:span text:style-name="T4">e</text:span> of <text:span text:style-name="T3">I</text:span>nformation</text:p>
      <text:p text:style-name="P6">This software does not require you to identify yourself unless you choose to do so. <text:s/>For participants who do <text:span text:style-name="T1">identify themselves</text:span>, information on their test results and <text:span text:style-name="T1">that of average participants will be made available to them on request.</text:span></text:p>
      <text:p text:style-name="P8">All information gathered by this study will be stored securely, <text:span text:style-name="T2">information identifying individual participants will be destroyed after 2 years.</text:span></text:p>
      <text:p text:style-name="P8">If you give us your permission by clicking on the “I agree” button below, we plan to publish the results in academic journals and discuss the results at scientific conferences. In any publication, information will be provided in such a way that you cannot be identified.</text:p>
      <text:p text:style-name="P6"/>
      <text:p text:style-name="P3">Description of study and risks</text:p>
      <text:p text:style-name="P6">If you decide to participate, we will present you with some <text:span text:style-name="T7">judgement</text:span> problems in which you need to use the (possibly incomplete) information to make judgements (or guesses) about the truth of different <text:span text:style-name="T7">alternatives</text:span>.</text:p>
      <text:p text:style-name="P9"><text:span text:style-name="T8">No discomfort excepting boredom or possibly a </text:span>desire to cast aside electronic devices and go running <text:span text:style-name="T8">are expected from participation in this study. No risks are reasonably expected as a result of your participation in this study. We cannot guarantee or promise that you will receive any benefit from this study.</text:span></text:p>
      <text:p text:style-name="P6"/>
      <text:p text:style-name="P3">Your consent</text:p>
      <text:p text:style-name="P6">If you decide to participate, you are free to withdraw your consent and to discontinue participation</text:p>
      <text:p text:style-name="P6">at any time.</text:p>
      <text:p text:style-name="P6"/>
      <text:p text:style-name="P3">Inquiries</text:p>
      <text:p text:style-name="P7">If you have any questions or concerns following your participation, <text:span text:style-name="T1">Ian Davies</text:span> (+61 4 <text:span text:style-name="T1">0006</text:span> <text:span text:style-name="T1">0971</text:span>, email. <text:span text:style-name="T10">idav</text:span>@<text:span text:style-name="T10">netspace.net.</text:span>au) will be happy to address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8T09:21:38.878692078</meta:creation-date>
    <dc:date>2019-01-09T06:59:08.969981499</dc:date>
    <meta:editing-duration>PT1H44M39S</meta:editing-duration>
    <meta:editing-cycles>5</meta:editing-cycles>
    <meta:generator>LibreOffice/6.0.7.3$Linux_X86_64 LibreOffice_project/00m0$Build-3</meta:generator>
    <meta:document-statistic meta:table-count="0" meta:image-count="0" meta:object-count="0" meta:page-count="1" meta:paragraph-count="18" meta:word-count="318" meta:character-count="2047" meta:non-whitespace-character-count="1744"/>
  </office:meta>
</office:document-meta>
</file>